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 style:list-style-name="L1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1" style:family="text">
      <style:text-properties style:font-name="inheri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section-106.2"/>106.2 Setup a display manager</text:h>
      <text:p text:style-name="P1"/>
      <text:p text:style-name="P3">Candidates should be able setup and customize a display manager. This objective covers the display managers XDM (X Display Manger), GDM (Gnome Display Manager) and KDM (KDE Display Manager).</text:p>
      <text:p text:style-name="P1"/>
      <text:p text:style-name="P1"/>
      <text:p text:style-name="P1"/>
      <text:p text:style-name="P9">XDMPC server</text:p>
      <text:p text:style-name="P8">X Display Manager Control Protocol = handle remote logins<text:line-break/>5 of them are common in Linux : XDM, KDM, GDM, MDM, LightDM</text:p>
      <text:p text:style-name="P8"/>
      <text:p text:style-name="P4">/etc/inittab</text:p>
      <text:list xml:id="list1667249777" text:style-name="L1">
        <text:list-header>
          <text:p text:style-name="P5"/>
          <text:p text:style-name="P5">xdm configuration files</text:p>
          <text:p text:style-name="P5"/>
          <text:p text:style-name="P5">kdm configuration files</text:p>
          <text:p text:style-name="P5"/>
          <text:p text:style-name="P5">gdm configuration files</text:p>
        </text:list-header>
      </text:list>
      <text:p text:style-name="P2"/>
      <text:p text:style-name="P2">Objectives</text:p>
      <text:p text:style-name="P2"><text:line-break/>Todo<text:line-break/><text:line-break/>Sources<text:line-break/><text:line-break/>Question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9-29T21:33:39</meta:creation-date>
    <dc:date>2014-09-29T21:36:12</dc:date>
    <dc:creator>David </dc:creator>
    <meta:editing-duration>PT1M4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0" meta:word-count="75" meta:character-count="467" meta:non-whitespace-character-count="402"/>
  </office:meta>
</office:document-meta>
</file>